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1YR_B99084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Did not work at home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Did not work at home: - Travel time to work -- - Imputed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Did not work at home: - Travel time to work -- - Not imputed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Worked at h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/6.0.7.3$Linux_X86_64 LibreOffice_project/00m0$Build-3</meta:generator>
  </office:meta>
</office:document-meta>
</file>